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ylistit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ylistite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ylistitemde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listitemu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list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ylisti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ylistu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listr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rc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nel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nsec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nseci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secd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nsecup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deosi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deosr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deo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deosup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tion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tioni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tiond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tionr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tionu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mtth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mtthdi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mtthdu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mentsi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su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entsr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tiviti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vitiesi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annelsup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idecategory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00/00/00</text:date>, <text:time style:data-style-name="N2" text:time-value="16:48:31.01719369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09:44.565681685</meta:creation-date>
    <dc:date>2019-06-18T01:40:57.517265343</dc:date>
    <meta:editing-duration>PT9H3M11S</meta:editing-duration>
    <meta:editing-cycles>17</meta:editing-cycles>
    <meta:generator>LibreOffice/5.1.6.2$Linux_X86_64 LibreOffice_project/10m0$Build-2</meta:generator>
    <meta:document-statistic meta:table-count="1" meta:cell-count="73" meta:object-count="0"/>
  </office:meta>
</office:document-meta>
</file>